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SA</text:h>
      <text:p text:style-name="Standard">MSA es una implementación libre (GPL) del método de la rigidez para la resolución de estructuras planas.</text:p>
      <text:h text:style-name="Heading_20_2" text:outline-level="2">Descripción</text:h>
      <text:p text:style-name="Standard">Con este desarrollo se pretende ofrecer una aplicación funcional que permita la solución de todo tipo de estructuras planas. Para facilitar y agilizar el desarrollo se ha optado por la implementación en Python, que además de facilitar el desarrollo rápido de aplicaciones, dispone de potentes herramientas de cálculo matricial.</text:p>
      <text:h text:style-name="Heading_20_2" text:outline-level="2">Instalación</text:h>
      <text:p text:style-name="Standard">Esta aplicación puede ser ejecutada en cualquier plataforma para la que se encuentren disponibles los siguientes paquetes:</text:p>
      <text:list xml:id="list43643338" text:style-name="L1">
        <text:list-item>
          <text:p text:style-name="P1">Python: <text:a xlink:type="simple" xlink:href="http://www.python.org/ftp/python/2.5.4/python-2.5.4.msi">http://www.python.org/ftp/python/2.5.4/python-2.5.4.msi</text:a></text:p>
        </text:list-item>
        <text:list-item>
          <text:p text:style-name="P1">Numpy: <text:a xlink:type="simple" xlink:href="http://downloads.sourceforge.net/sourceforge/numpy/numpy-1.3.0-win32-superpack-python2.5.exe">http://downloads.sourceforge.net/sourceforge/numpy/numpy-1.3.0-win32-superpack-python2.5.exe</text:a></text:p>
        </text:list-item>
        <text:list-item>
          <text:p text:style-name="P1">matplotlib: <text:a xlink:type="simple" xlink:href="http://downloads.sourceforge.net/sourceforge/matplotlib/matplotlib-0.98.5.3.win32-py2.5.exe">http://downloads.sourceforge.net/sourceforge/matplotlib/matplotlib-0.98.5.3.win32-py2.5.exe</text:a></text:p>
        </text:list-item>
      </text:list>
      <text:h text:style-name="Heading_20_2" text:outline-level="2">Estudio de una viga de dos vanos</text:h>
      <text:p text:style-name="Text_20_body"><text:a xlink:type="simple" xlink:href="http://lh5.ggpht.com/_OQVfrwwtV00/Sl-4mSvkeBI/AAAAAAAAALU/conExZ1ls-g/gui.png">http://lh5.ggpht.com/_OQVfrwwtV00/Sl-4mSvkeBI/AAAAAAAAALU/conExZ1ls-g/gui.png</text:a></text:p>
      <text:h text:style-name="Heading_20_3" text:outline-level="3">Definición de la estructura</text:h>
      <text:p text:style-name="Standard">Para definir la estructura se utiliza la plantilla "template.xls" desde EXCEL o CALC y se guardan los datos en el archivo "input.csv" como valores separados por punto y coma.</text:p>
      <text:p text:style-name="Standard"><text:a xlink:type="simple" xlink:href="http://lh6.ggpht.com/_OQVfrwwtV00/SlH49-N5U-I/AAAAAAAAAKo/aoBEHxIRF-s/beam.png">http://lh6.ggpht.com/_OQVfrwwtV00/SlH49-N5U-I/AAAAAAAAAKo/aoBEHxIRF-s/beam.png</text:a></text:p>
      <text:p text:style-name="Standard">En la columna "Restraints" se especifica el tipo de nudo (nudo rígido (rj) o articulado (hj)) o el tipo de apoyo (empotramiento (fs), articulado (hs) o rodillo (rs)).</text:p>
      <text:h text:style-name="Heading_20_3" text:outline-level="3">Resultados</text:h>
      <text:p text:style-name="Standard"><text:a xlink:type="simple" xlink:href="http://lh4.ggpht.com/_OQVfrwwtV00/SlH497HvPMI/AAAAAAAAAKs/WgXoN1KS3v0/s640/beam-sch.png">http://lh4.ggpht.com/_OQVfrwwtV00/SlH497HvPMI/AAAAAAAAAKs/WgXoN1KS3v0/s640/beam-sch.png</text:a></text:p>
      <text:p text:style-name="Standard"><text:a xlink:type="simple" xlink:href="http://lh5.ggpht.com/_OQVfrwwtV00/SlH4-IerEnI/AAAAAAAAAKw/v3Fy_6mLRZs/s640/beam-N.png">http://lh5.ggpht.com/_OQVfrwwtV00/SlH4-IerEnI/AAAAAAAAAKw/v3Fy_6mLRZs/s640/beam-N.png</text:a></text:p>
      <text:p text:style-name="Standard"><text:a xlink:type="simple" xlink:href="http://lh6.ggpht.com/_OQVfrwwtV00/SlH4-BPIakI/AAAAAAAAAK0/-0OrmM0YGLw/s640/beam-V.png">http://lh6.ggpht.com/_OQVfrwwtV00/SlH4-BPIakI/AAAAAAAAAK0/-0OrmM0YGLw/s640/beam-V.png</text:a></text:p>
      <text:p text:style-name="Standard"><text:a xlink:type="simple" xlink:href="http://lh3.ggpht.com/_OQVfrwwtV00/SlH4-VOwPpI/AAAAAAAAAK4/xW6kWIMQnJg/s640/beam-M.png">http://lh3.ggpht.com/_OQVfrwwtV00/SlH4-VOwPpI/AAAAAAAAAK4/xW6kWIMQnJg/s640/beam-M.png</text:a></text:p>
      <text:h text:style-name="Heading_20_2" text:outline-level="2">Planifación</text:h>
      <text:p text:style-name="Table_20_Contents">|| ~~ Versión 0.1: Implementación del método de la rigidez ~~ ||</text:p>
      <text:p text:style-name="Standard">|| ~~ Versión 0.2: Generación del esquema estructural ~~ ||</text:p>
      <text:p text:style-name="Standard">|| ~~ Versión 0.3: Generación de los diagramas de esfuerzos ~~ ||</text:p>
      <text:p text:style-name="Standard">|| Versión 0.4: Comprobación resistente ||</text:p>
      <text:p text:style-name="Standard">|| Versión 0.5: Refactorización ||</text:p>
      <text:p text:style-name="Standard">|| Versión 0.6: Generación de hipótesis de carga ||</text:p>
      <text:p text:style-name="Standard">|| Versión 0.7: Comprobación a pandeo ||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9-07-28T23:41:34.21</meta:creation-date>
    <dc:language>de-DE</dc:language>
    <meta:editing-cycles>6</meta:editing-cycles>
    <meta:editing-duration>PT00H14M32S</meta:editing-duration>
    <meta:initial-creator>Jorge Rodríguez Araújo</meta:initial-creator>
    <dc:date>2009-07-28T23:57:31.59</dc:date>
    <dc:creator>Jorge Rodríguez Araújo</dc:creator>
    <meta:document-statistic meta:table-count="0" meta:image-count="0" meta:object-count="0" meta:page-count="1" meta:paragraph-count="28" meta:word-count="232" meta:character-count="2118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Datos%20de%20programa/OpenOffice.org/3/user/uno_packages/cache/uno_packages/C2.tmp_/sun-wiki-publisher.oxt/templates/MediaWiki/mediawiki.ott" meta:date="2009-07-28T23:41:34"/>
  </office:meta>
</office:document-meta>
</file>